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each of the following words; please answer the following three questions using your own words.</text:p>
      <text:p text:style-name="Standard"/>
      <text:p text:style-name="Standard">What is it?</text:p>
      <text:p text:style-name="Standard"/>
      <text:p text:style-name="Standard">What real life thing is it similar to?</text:p>
      <text:p text:style-name="Standard"/>
      <text:p text:style-name="Standard">When would you use it (what problem does it solve?)</text:p>
      <text:list xml:id="list3121905948906555515" text:style-name="L1">
        <text:list-item>
          <text:list>
            <text:list-item>
              <text:p text:style-name="P1"/>
            </text:list-item>
          </text:list>
        </text:list-item>
      </text:list>
      <text:p text:style-name="Standard">1. Variable:</text:p>
      <text:p text:style-name="Standard"/>
      <text:p text:style-name="Standard">What is it? – points to a place in memory that stores data of a certain type e.g. int, float, String, Boolean</text:p>
      <text:p text:style-name="Standard"/>
      <text:p text:style-name="Standard">What real life thing is it similar to? --the answer to a question like “what is your name” or “how old are you”?</text:p>
      <text:p text:style-name="Standard"/>
      <text:p text:style-name="Standard">When would you use it (what problem does it solve?) to hold data and potentially change it if needed for use in different places. </text:p>
      <text:p text:style-name="Standard"/>
      <text:list xml:id="list8918675038055866600" text:style-name="L2">
        <text:list-item>
          <text:p text:style-name="P2">Operator</text:p>
        </text:list-item>
      </text:list>
      <text:p text:style-name="Standard">What is it? – a symbol that refers to a basic or commonly used function, such as arithmetic operators, logical comparison symbols, and loop iteration notation</text:p>
      <text:p text:style-name="Standard"/>
      <text:p text:style-name="Standard">What real life thing is it similar to? --common symbols and gestures e.g. a red octagon sign means “stop”</text:p>
      <text:p text:style-name="Standard"/>
      <text:p text:style-name="Standard">When would you use it (what problem does it solve?) --anything that involves specifying how variables and functions interact with one another</text:p>
      <text:p text:style-name="Standard"/>
      <text:list xml:id="list5569589210551990132" text:style-name="L3">
        <text:list-item>
          <text:p text:style-name="P3">Assignment Operator</text:p>
        </text:list-item>
      </text:list>
      <text:p text:style-name="Standard">What is it?--an operator that sets a variable's value. Generally the equals sign (=) in Python. </text:p>
      <text:p text:style-name="Standard"/>
      <text:p text:style-name="Standard">What real life thing is it similar to? – A label that tells us what a thing's name is</text:p>
      <text:p text:style-name="Standard"/>
      <text:p text:style-name="Standard">When would you use it (what problem does it solve?) --means you can change the values of variables as needed</text:p>
      <text:p text:style-name="Standard"/>
      <text:list xml:id="list2329637275042213381" text:style-name="L4">
        <text:list-item>
          <text:p text:style-name="P4">String</text:p>
        </text:list-item>
      </text:list>
      <text:p text:style-name="Standard"/>
      <text:p text:style-name="Standard">What is it? --A variable representing a list of characters “strung” together, such as a word, a sentence, or code to be used somewhere else. </text:p>
      <text:p text:style-name="Standard"/>
      <text:p text:style-name="Standard">What real life thing is it similar to? – any sequence of things that goes in a certain order, like beads strung on a cord or links in a chain</text:p>
      <text:p text:style-name="Standard"/>
      <text:p text:style-name="Standard">When would you use it (what problem does it solve?) – storing words, phrases, sentences, or parts of them. Storing code to be executed elsewhere in Python or in some other language (e.g. could store a database query in SQL as a string)</text:p>
      <text:p text:style-name="Standard"/>
      <text:list xml:id="list3567071309718575584" text:style-name="L5">
        <text:list-item>
          <text:p text:style-name="P5">Float</text:p>
        </text:list-item>
      </text:list>
      <text:p text:style-name="Standard">What is it? A floating point number i.e. one that has a decimal point</text:p>
      <text:p text:style-name="Standard"><text:soft-page-break/></text:p>
      <text:p text:style-name="Standard">What real life thing is it similar to? Any decimal number</text:p>
      <text:p text:style-name="Standard"/>
      <text:p text:style-name="Standard">When would you use it (what problem does it solve?) allows you to do math that is more precise than integer numbers</text:p>
      <text:list xml:id="list7797685738904443758" text:style-name="L6">
        <text:list-item>
          <text:p text:style-name="P6">Boolean</text:p>
        </text:list-item>
      </text:list>
      <text:p text:style-name="Standard">What is it? A Boolean variable has two possible values, True or False. </text:p>
      <text:p text:style-name="Standard"/>
      <text:p text:style-name="Standard">What real life thing is it similar to? Any yes or no question</text:p>
      <text:p text:style-name="Standard"/>
      <text:p text:style-name="Standard">When would you use it (what problem does it solve?) gets used a lot for if statements and while loops—if (condition) is true do a thing. While (condition) is true keep doing the thing over and over. </text:p>
      <text:p text:style-name="Standard"/>
      <text:list xml:id="list3362942360452089132" text:style-name="L7">
        <text:list-item>
          <text:p text:style-name="P7">List</text:p>
        </text:list-item>
      </text:list>
      <text:p text:style-name="Standard">What is it? --a set of variables or objects of any type that are stored in a certain order</text:p>
      <text:p text:style-name="Standard"/>
      <text:p text:style-name="Standard">What real life thing is it similar to? --any list of things</text:p>
      <text:p text:style-name="Standard"/>
      <text:p text:style-name="Standard">When would you use it (what problem does it solve?) --allows you to store multiple things and reference them by number</text:p>
      <text:p text:style-name="Standard"/>
      <text:list xml:id="list8684965235515392074" text:style-name="L8">
        <text:list-item>
          <text:p text:style-name="P8">Dict</text:p>
        </text:list-item>
      </text:list>
      <text:p text:style-name="Standard">What is it? – a collection of variables or objects like a list, but indexed by a string or other variable instead of its place in the order by number</text:p>
      <text:p text:style-name="Standard"/>
      <text:p text:style-name="Standard">What real life thing is it similar to? --a dictionary, phone book, or any other collection of things organized by name</text:p>
      <text:p text:style-name="Standard"/>
      <text:p text:style-name="Standard">When would you use it (what problem does it solve?)--useful for referring to two things that are associated with each other such as a word and its definition, a person's name and their phone number, etc. </text:p>
      <text:p text:style-name="Standard"/>
      <text:list xml:id="list7994472775167026566" text:style-name="L9">
        <text:list-item>
          <text:p text:style-name="P9">Conditional Expression/Operator</text:p>
        </text:list-item>
      </text:list>
      <text:p text:style-name="Standard"/>
      <text:p text:style-name="Standard">What is it? -- And, or, related operators like nand and xor (I can't find a nand operator for python, xor is ^) I read some stuff about conditional vs. bitwise operators (e.g. and vs. &amp;) but I'm not sure it's relevant to what we are doing right now. </text:p>
      <text:p text:style-name="Standard"/>
      <text:p text:style-name="Standard">What real life thing is it similar to?-- Words like “and” and “or”</text:p>
      <text:p text:style-name="Standard"/>
      <text:p text:style-name="Standard">When would you use it (what problem does it solve?)-- Any time you need to check multiple conditions before deciding whether to do something in code</text:p>
      <text:p text:style-name="Standard"/>
      <text:list xml:id="list8728504068720896938" text:style-name="L10">
        <text:list-item>
          <text:p text:style-name="P10">Function</text:p>
        </text:list-item>
      </text:list>
      <text:p text:style-name="Standard"/>
      <text:p text:style-name="Standard">What is it? – a block of code that you can run by calling it. You can define your own and use built in functions like print</text:p>
      <text:p text:style-name="Standard"/>
      <text:p text:style-name="Standard">What real life thing is it similar to? – a set of instructions like a recipe </text:p>
      <text:p text:style-name="Standard"/>
      <text:p text:style-name="Standard">When would you use it (what problem does it solve?) --so you don't have to rewrite the same code <text:soft-page-break/>over and over when you know you'll have to do something multiple times</text:p>
      <text:p text:style-name="Standard"/>
      <text:list xml:id="list3479119783638596694" text:style-name="L11">
        <text:list-item>
          <text:p text:style-name="P11">Argument</text:p>
        </text:list-item>
      </text:list>
      <text:p text:style-name="Standard">What is it? – a piece of input to a function or script that helps determine how it runs</text:p>
      <text:p text:style-name="Standard"/>
      <text:p text:style-name="Standard">What real life thing is it similar to? – buttons you push on a microwave to determine cook time and temperature</text:p>
      <text:p text:style-name="Standard"/>
      <text:p text:style-name="Standard">When would you use it (what problem does it solve?) – allows you to build flexible code that can take different inputs</text:p>
      <text:p text:style-name="Standard"/>
      <text:list xml:id="list2163118883413651795" text:style-name="L12">
        <text:list-item>
          <text:p text:style-name="P12">Return Value</text:p>
        </text:list-item>
      </text:list>
      <text:p text:style-name="Standard"/>
      <text:p text:style-name="Standard">What is it? --some functions return a value, for example, if you have a list called the_list and you type “the_list[0]” it will return the first list item, and you can set it to another variable like “var = the_list[0]”</text:p>
      <text:p text:style-name="Standard"/>
      <text:p text:style-name="Standard">What real life thing is it similar to? Vending machine—the arguments are the money you put in and the selection you make, the return value is the item that you get. </text:p>
      <text:p text:style-name="Standard"/>
      <text:p text:style-name="Standard">When would you use it (what problem does it solve?) --when you need to do something with the output of a function. </text:p>
      <text:p text:style-name="Standard"/>
      <text:p text:style-name="Standard">BONUS: What other python keywords can you answer these questions for?</text:p>
      <text:p text:style-name="Standard"/>
      <text:p text:style-name="P13">Import</text:p>
      <text:p text:style-name="Standard"/>
      <text:p text:style-name="Standard">What is it? – take some code from outside your own script to use inside your script. e.g. code to generate a (pseudo)random number</text:p>
      <text:p text:style-name="Standard"/>
      <text:p text:style-name="Standard">What real life thing is it similar to? – if you're building something and you have to order a special part to make it work so you don't have to invent and build the part yourself. </text:p>
      <text:p text:style-name="Standard"/>
      <text:p text:style-name="Standard">When would you use it (what problem does it solve?) – means you don't have to reinvent every commonly used function, you can build on other people's work and focus on solving your own problems. </text:p>
      <text:p text:style-name="Standard"/>
      <text:p text:style-name="P13">If</text:p>
      <text:p text:style-name="Standard"/>
      <text:p text:style-name="Standard">What is it? – do a thing based on a condition being true or false</text:p>
      <text:p text:style-name="Standard"/>
      <text:p text:style-name="Standard">What real life thing is it similar to? – if my cat's bowl is empty, put food in it, else, do nothing. </text:p>
      <text:p text:style-name="Standard"/>
      <text:p text:style-name="Standard">When would you use it (what problem does it solve?) --allows you to write code that responds to different circumstances a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y Cain</meta:initial-creator>
    <meta:creation-date>2015-06-20T17:33:27.13</meta:creation-date>
    <dc:date>2015-06-21T12:39:50.94</dc:date>
    <dc:creator>Emily Cain</dc:creator>
    <meta:editing-duration>PT1H41M55S</meta:editing-duration>
    <meta:editing-cycles>5</meta:editing-cycles>
    <meta:generator>OpenOffice/4.1.1$Win32 OpenOffice.org_project/411m6$Build-9775</meta:generator>
    <meta:document-statistic meta:table-count="0" meta:image-count="0" meta:object-count="0" meta:page-count="3" meta:paragraph-count="61" meta:word-count="1102" meta:character-count="5742"/>
  </office:meta>
</office:document-meta>
</file>